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8.001cm" table:align="margins" style:may-break-between-rows="false"/>
    </style:style>
    <style:style style:name="Tabell1.A" style:family="table-column">
      <style:table-column-properties style:column-width="4.001cm" style:rel-column-width="32767*"/>
    </style:style>
    <style:style style:name="Tabell1.B" style:family="table-column">
      <style:table-column-properties style:column-width="4.001cm" style:rel-column-width="32768*"/>
    </style:style>
    <style:style style:name="Tabell1.A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8.033cm" fo:margin-left="-0.032cm" fo:margin-right="0cm" table:align="margins" style:may-break-between-rows="false"/>
    </style:style>
    <style:style style:name="Tabell2.A" style:family="table-column">
      <style:table-column-properties style:column-width="4.029cm" style:rel-column-width="2284*"/>
    </style:style>
    <style:style style:name="Tabell2.B" style:family="table-column">
      <style:table-column-properties style:column-width="4.004cm" style:rel-column-width="2270*"/>
    </style:style>
    <style:style style:name="Tabell2.A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8.001cm" table:align="margins" style:may-break-between-rows="false"/>
    </style:style>
    <style:style style:name="Tabell3.A" style:family="table-column">
      <style:table-column-properties style:column-width="4.001cm" style:rel-column-width="32767*"/>
    </style:style>
    <style:style style:name="Tabell3.B" style:family="table-column">
      <style:table-column-properties style:column-width="4.001cm" style:rel-column-width="32768*"/>
    </style:style>
    <style:style style:name="Tabell3.A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8.001cm" table:align="margins" style:may-break-between-rows="false"/>
    </style:style>
    <style:style style:name="Tabell4.A" style:family="table-column">
      <style:table-column-properties style:column-width="4.001cm" style:rel-column-width="32767*"/>
    </style:style>
    <style:style style:name="Tabell4.B" style:family="table-column">
      <style:table-column-properties style:column-width="4.001cm" style:rel-column-width="32768*"/>
    </style:style>
    <style:style style:name="Tabell4.A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8.001cm" table:align="margins" style:may-break-between-rows="false"/>
    </style:style>
    <style:style style:name="Tabell5.A" style:family="table-column">
      <style:table-column-properties style:column-width="4.001cm" style:rel-column-width="32767*"/>
    </style:style>
    <style:style style:name="Tabell5.B" style:family="table-column">
      <style:table-column-properties style:column-width="4.001cm" style:rel-column-width="32768*"/>
    </style:style>
    <style:style style:name="Tabell5.A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7.999cm" table:align="left" style:may-break-between-rows="false"/>
    </style:style>
    <style:style style:name="Tabell6.A" style:family="table-column">
      <style:table-column-properties style:column-width="3.999cm"/>
    </style:style>
    <style:style style:name="Tabell6.B" style:family="table-column">
      <style:table-column-properties style:column-width="4.001cm"/>
    </style:style>
    <style:style style:name="Tabell6.A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9" style:family="table">
      <style:table-properties style:width="8.001cm" table:align="margins" style:may-break-between-rows="false"/>
    </style:style>
    <style:style style:name="Tabell9.A" style:family="table-column">
      <style:table-column-properties style:column-width="8.001cm" style:rel-column-width="65535*"/>
    </style:style>
    <style:style style:name="Tabell9.A1" style:family="table-cell">
      <style:table-cell-properties fo:padding="0.097cm" fo:border="0.002cm solid #000000"/>
    </style:style>
    <style:style style:name="Tabell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8" style:family="table">
      <style:table-properties style:width="8.001cm" table:align="margins"/>
    </style:style>
    <style:style style:name="Tabell8.A" style:family="table-column">
      <style:table-column-properties style:column-width="8.001cm" style:rel-column-width="65535*"/>
    </style:style>
    <style:style style:name="Tabell8.A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0" style:family="table">
      <style:table-properties style:width="8.001cm" table:align="margins" style:may-break-between-rows="false"/>
    </style:style>
    <style:style style:name="Tabell10.A" style:family="table-column">
      <style:table-column-properties style:column-width="8.001cm" style:rel-column-width="65535*"/>
    </style:style>
    <style:style style:name="Tabell10.A1" style:family="table-cell">
      <style:table-cell-properties fo:padding="0.097cm" fo:border="0.002cm solid #000000"/>
    </style:style>
    <style:style style:name="Tabell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1" style:family="table">
      <style:table-properties style:width="8.001cm" table:align="margins" style:may-break-between-rows="false"/>
    </style:style>
    <style:style style:name="Tabell11.A" style:family="table-column">
      <style:table-column-properties style:column-width="8.001cm" style:rel-column-width="65535*"/>
    </style:style>
    <style:style style:name="Tabell11.A1" style:family="table-cell">
      <style:table-cell-properties fo:padding="0.097cm" fo:border="0.002cm solid #000000"/>
    </style:style>
    <style:style style:name="Tabell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2" style:family="table">
      <style:table-properties style:width="8.001cm" table:align="margins" style:may-break-between-rows="false"/>
    </style:style>
    <style:style style:name="Tabell12.A" style:family="table-column">
      <style:table-column-properties style:column-width="8.001cm" style:rel-column-width="65535*"/>
    </style:style>
    <style:style style:name="Tabell12.A1" style:family="table-cell">
      <style:table-cell-properties fo:padding="0.097cm" fo:border="0.002cm solid #000000"/>
    </style:style>
    <style:style style:name="Tabell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3" style:family="table">
      <style:table-properties style:width="8.001cm" table:align="margins" style:may-break-between-rows="false"/>
    </style:style>
    <style:style style:name="Tabell13.A" style:family="table-column">
      <style:table-column-properties style:column-width="8.001cm" style:rel-column-width="65535*"/>
    </style:style>
    <style:style style:name="Tabell13.A1" style:family="table-cell">
      <style:table-cell-properties fo:padding="0.097cm" fo:border="0.002cm solid #000000"/>
    </style:style>
    <style:style style:name="Tabell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8.001cm" fo:break-before="auto" fo:break-after="auto" table:align="margins" style:may-break-between-rows="false"/>
    </style:style>
    <style:style style:name="Tabell7.A" style:family="table-column">
      <style:table-column-properties style:column-width="4.001cm" style:rel-column-width="32767*"/>
    </style:style>
    <style:style style:name="Tabell7.B" style:family="table-column">
      <style:table-column-properties style:column-width="4.001cm" style:rel-column-width="32768*"/>
    </style:style>
    <style:style style:name="Tabell7.A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4" style:family="table">
      <style:table-properties style:width="8.001cm" table:align="margins" style:may-break-between-rows="false"/>
    </style:style>
    <style:style style:name="Tabell14.A" style:family="table-column">
      <style:table-column-properties style:column-width="8.001cm" style:rel-column-width="65535*"/>
    </style:style>
    <style:style style:name="Tabell14.A1" style:family="table-cell">
      <style:table-cell-properties fo:padding="0.097cm" fo:border="0.002cm solid #000000"/>
    </style:style>
    <style:style style:name="Tabell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Heading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header-rows>
          <table:table-row>
            <table:table-cell table:style-name="Tabell1.A1" table:number-columns-spanned="2" office:value-type="string">
              <text:p text:style-name="Table_20_Heading">Carpark</text:p>
            </table:table-cell>
            <table:covered-table-cell/>
          </table:table-row>
        </table:table-header-rows>
        <table:table-row>
          <table:table-cell table:style-name="Tabell1.A2" office:value-type="string">
            <text:p text:style-name="Table_20_Contents">Övergripande klass</text:p>
            <text:p text:style-name="Table_20_Contents">Startar programmet:</text:p>
            <text:p text:style-name="Table_20_Contents">startar gui, öppnar databas, skapar sökobjekt</text:p>
          </table:table-cell>
          <table:table-cell table:style-name="Tabell1.B2" office:value-type="string">
            <text:p text:style-name="Table_20_Contents">GUI</text:p>
            <text:p text:style-name="Table_20_Contents">Database</text:p>
          </table:table-cell>
        </table:table-row>
      </table:table>
      <text:p text:style-name="Standard"/>
      <table:table table:name="Tabell2" table:style-name="Tabell2">
        <table:table-column table:style-name="Tabell2.A"/>
        <table:table-column table:style-name="Tabell2.B"/>
        <table:table-header-rows>
          <table:table-row>
            <table:table-cell table:style-name="Tabell2.A1" table:number-columns-spanned="2" office:value-type="string">
              <text:p text:style-name="Table_20_Heading">GUI</text:p>
            </table:table-cell>
            <table:covered-table-cell/>
          </table:table-row>
        </table:table-header-rows>
        <table:table-row>
          <table:table-cell table:style-name="Tabell2.A2" office:value-type="string">
            <text:p text:style-name="Table_20_Contents">Övergripande GUI klass</text:p>
            <text:p text:style-name="Table_20_Contents">Innehåller övriga GUI klasshierarkier</text:p>
            <text:p text:style-name="Table_20_Contents"/>
          </table:table-cell>
          <table:table-cell table:style-name="Tabell2.B2" office:value-type="string">
            <text:p text:style-name="Table_20_Contents">Reservation</text:p>
            <text:p text:style-name="Table_20_Contents">Search_reservation</text:p>
            <text:p text:style-name="Table_20_Contents">Vehicle</text:p>
            <text:p text:style-name="Table_20_Contents">Search_vehicle</text:p>
          </table:table-cell>
        </table:table-row>
      </table:table>
      <text:p text:style-name="P3"/>
      <table:table table:name="Tabell3" table:style-name="Tabell3">
        <table:table-column table:style-name="Tabell3.A"/>
        <table:table-column table:style-name="Tabell3.B"/>
        <table:table-header-rows>
          <table:table-row>
            <table:table-cell table:style-name="Tabell3.A1" table:number-columns-spanned="2" office:value-type="string">
              <text:p text:style-name="Table_20_Heading">Database</text:p>
            </table:table-cell>
            <table:covered-table-cell/>
          </table:table-row>
        </table:table-header-rows>
        <table:table-row>
          <table:table-cell table:style-name="Tabell3.A2" office:value-type="string">
            <text:p text:style-name="Table_20_Contents">Ge info</text:p>
            <text:p text:style-name="Table_20_Contents">Spara info</text:p>
            <text:p text:style-name="Table_20_Contents">Ändra info</text:p>
            <text:p text:style-name="Table_20_Contents">Ta bort info</text:p>
            <text:p text:style-name="Table_20_Contents"/>
          </table:table-cell>
          <table:table-cell table:style-name="Tabell3.B2" office:value-type="string">
            <text:p text:style-name="Table_20_Contents"/>
          </table:table-cell>
        </table:table-row>
      </table:table>
      <text:p text:style-name="Standard"/>
      <table:table table:name="Tabell4" table:style-name="Tabell4">
        <table:table-column table:style-name="Tabell4.A"/>
        <table:table-column table:style-name="Tabell4.B"/>
        <table:table-header-rows>
          <table:table-row>
            <table:table-cell table:style-name="Tabell4.A1" table:number-columns-spanned="2" office:value-type="string">
              <text:p text:style-name="Table_20_Heading">Reservation</text:p>
            </table:table-cell>
            <table:covered-table-cell/>
          </table:table-row>
        </table:table-header-rows>
        <table:table-row>
          <table:table-cell table:style-name="Tabell4.A2" office:value-type="string">
            <text:p text:style-name="Table_20_Contents">Skapa reservation</text:p>
            <text:p text:style-name="Table_20_Contents">Spara reservation</text:p>
            <text:p text:style-name="Table_20_Contents">Ändra i reservation</text:p>
            <text:p text:style-name="Table_20_Contents">Ta bort reservation</text:p>
            <text:p text:style-name="Table_20_Contents"/>
          </table:table-cell>
          <table:table-cell table:style-name="Tabell4.B2" office:value-type="string">
            <text:p text:style-name="Table_20_Contents">Database</text:p>
          </table:table-cell>
        </table:table-row>
      </table:table>
      <text:p text:style-name="Standard"/>
      <table:table table:name="Tabell5" table:style-name="Tabell5">
        <table:table-column table:style-name="Tabell5.A"/>
        <table:table-column table:style-name="Tabell5.B"/>
        <table:table-header-rows>
          <table:table-row>
            <table:table-cell table:style-name="Tabell5.A1" table:number-columns-spanned="2" office:value-type="string">
              <text:p text:style-name="Table_20_Heading">Search_reservation</text:p>
            </table:table-cell>
            <table:covered-table-cell/>
          </table:table-row>
        </table:table-header-rows>
        <table:table-row>
          <table:table-cell table:style-name="Tabell5.A2" office:value-type="string">
            <text:p text:style-name="Table_20_Contents">Sök efter reservationer</text:p>
            <text:p text:style-name="Table_20_Contents"/>
            <text:p text:style-name="Table_20_Contents"/>
            <text:p text:style-name="Table_20_Contents"/>
          </table:table-cell>
          <table:table-cell table:style-name="Tabell5.B2" office:value-type="string">
            <text:p text:style-name="Table_20_Contents">Database</text:p>
          </table:table-cell>
        </table:table-row>
      </table:table>
      <text:p text:style-name="Standard"/>
      <table:table table:name="Tabell6" table:style-name="Tabell6">
        <table:table-column table:style-name="Tabell6.A"/>
        <table:table-column table:style-name="Tabell6.B"/>
        <table:table-header-rows>
          <table:table-row>
            <table:table-cell table:style-name="Tabell6.A1" table:number-columns-spanned="2" office:value-type="string">
              <text:p text:style-name="Table_20_Heading">Vehicle</text:p>
            </table:table-cell>
            <table:covered-table-cell/>
          </table:table-row>
        </table:table-header-rows>
        <table:table-row>
          <table:table-cell table:style-name="Tabell6.A2" office:value-type="string">
            <text:p text:style-name="Table_20_Contents">Skapa nytt fordon</text:p>
            <text:p text:style-name="Table_20_Contents">Spara fordonsdata</text:p>
            <text:p text:style-name="Table_20_Contents">Ändra i fordon</text:p>
            <text:p text:style-name="Table_20_Contents">Ta bort fordon</text:p>
            <text:p text:style-name="Table_20_Contents"/>
            <text:p text:style-name="Table_20_Contents"/>
          </table:table-cell>
          <table:table-cell table:style-name="Tabell6.B2" office:value-type="string">
            <text:p text:style-name="Table_20_Contents">Database</text:p>
          </table:table-cell>
        </table:table-row>
      </table:table>
      <text:p text:style-name="Standard"/>
      <table:table table:name="Tabell9" table:style-name="Tabell9">
        <table:table-column table:style-name="Tabell9.A"/>
        <table:table-header-rows>
          <table:table-row>
            <table:table-cell table:style-name="Tabell9.A1" office:value-type="string">
              <text:p text:style-name="P2">Carpark datamedlemmar</text:p>
            </table:table-cell>
          </table:table-row>
        </table:table-header-rows>
        <table:table-row>
          <table:table-cell table:style-name="Tabell9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ell8" table:style-name="Tabell8">
        <table:table-column table:style-name="Tabell8.A"/>
        <table:table-row>
          <table:table-cell table:style-name="Tabell8.A1" office:value-type="string">
            <text:p text:style-name="P1">GUI datamedlemmar</text:p>
          </table:table-cell>
        </table:table-row>
        <table:table-row>
          <table:table-cell table:style-name="Tabell8.A2" office:value-type="string">
            <text:p text:style-name="Table_20_Contents">aktuell bokning</text:p>
            <text:p text:style-name="Table_20_Contents">aktuella sökresulta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ell10" table:style-name="Tabell10">
        <table:table-column table:style-name="Tabell10.A"/>
        <table:table-header-rows>
          <table:table-row>
            <table:table-cell table:style-name="Tabell10.A1" office:value-type="string">
              <text:p text:style-name="P2">Database datamedlemmar</text:p>
            </table:table-cell>
          </table:table-row>
        </table:table-header-rows>
        <table:table-row>
          <table:table-cell table:style-name="Tabell10.A2" office:value-type="string">
            <text:p text:style-name="Table_20_Contents">SQLlite3: info, fordon, bokning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ell11" table:style-name="Tabell11">
        <table:table-column table:style-name="Tabell11.A"/>
        <table:table-header-rows>
          <table:table-row>
            <table:table-cell table:style-name="Tabell11.A1" office:value-type="string">
              <text:p text:style-name="P2">Reservation datamedlemmar</text:p>
            </table:table-cell>
          </table:table-row>
        </table:table-header-rows>
        <table:table-row>
          <table:table-cell table:style-name="Tabell11.A2" office:value-type="string">
            <text:p text:style-name="Table_20_Contents">Id: reservationsnr.</text:p>
            <text:p text:style-name="Table_20_Contents">reg. nr.</text:p>
            <text:p text:style-name="Table_20_Contents">kontakt</text:p>
            <text:p text:style-name="Table_20_Contents">status</text:p>
            <text:p text:style-name="Table_20_Contents">tid: bokad, utlämnad, återlämnad</text:p>
          </table:table-cell>
        </table:table-row>
      </table:table>
      <text:p text:style-name="Standard"/>
      <table:table table:name="Tabell12" table:style-name="Tabell12">
        <table:table-column table:style-name="Tabell12.A"/>
        <table:table-header-rows>
          <table:table-row>
            <table:table-cell table:style-name="Tabell12.A1" office:value-type="string">
              <text:p text:style-name="P2">Search_reservation datamedlemmar</text:p>
            </table:table-cell>
          </table:table-row>
        </table:table-header-rows>
        <table:table-row>
          <table:table-cell table:style-name="Tabell12.A2" office:value-type="string">
            <text:p text:style-name="Table_20_Contents">sökresultat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able:table table:name="Tabell13" table:style-name="Tabell13">
        <table:table-column table:style-name="Tabell13.A"/>
        <table:table-header-rows>
          <table:table-row>
            <table:table-cell table:style-name="Tabell13.A1" office:value-type="string">
              <text:p text:style-name="P2">Vehicle datamedlemmar</text:p>
            </table:table-cell>
          </table:table-row>
        </table:table-header-rows>
        <table:table-row>
          <table:table-cell table:style-name="Tabell13.A2" office:value-type="string">
            <text:p text:style-name="Table_20_Contents">Id: reg. nr.</text:p>
            <text:p text:style-name="Table_20_Contents">mätarställning</text:p>
            <text:p text:style-name="Table_20_Contents">status: utlämnad, återlämnad</text:p>
            <text:p text:style-name="Table_20_Contents">storlek</text:p>
            <text:p text:style-name="Table_20_Contents">vikt</text:p>
            <text:p text:style-name="Table_20_Contents">fordonskategori</text:p>
          </table:table-cell>
        </table:table-row>
      </table:table>
      <text:p text:style-name="Standard"/>
      <table:table table:name="Tabell7" table:style-name="Tabell7">
        <table:table-column table:style-name="Tabell7.A"/>
        <table:table-column table:style-name="Tabell7.B"/>
        <table:table-header-rows>
          <text:soft-page-break/>
          <table:table-row>
            <table:table-cell table:style-name="Tabell7.A1" table:number-columns-spanned="2" office:value-type="string">
              <text:p text:style-name="Table_20_Heading">Search_vehicle</text:p>
            </table:table-cell>
            <table:covered-table-cell/>
          </table:table-row>
        </table:table-header-rows>
        <table:table-row>
          <table:table-cell table:style-name="Tabell7.A2" office:value-type="string">
            <text:p text:style-name="Table_20_Contents">Sök efter fordon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7.B2" office:value-type="string">
            <text:p text:style-name="Table_20_Contents">Databa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14" table:style-name="Tabell14">
        <table:table-column table:style-name="Tabell14.A"/>
        <table:table-header-rows>
          <table:table-row>
            <table:table-cell table:style-name="Tabell14.A1" office:value-type="string">
              <text:p text:style-name="P2">Search_vehicle datamedlemmar</text:p>
            </table:table-cell>
          </table:table-row>
        </table:table-header-rows>
        <table:table-row>
          <table:table-cell table:style-name="Tabell14.A2" office:value-type="string">
            <text:p text:style-name="Table_20_Contents">sökresultat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2__20_kolumner" style:display-name="2 kolumner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Bolin</meta:initial-creator>
    <meta:creation-date>2012-11-02T10:25:42.70</meta:creation-date>
    <dc:date>2012-11-02T12:01:50</dc:date>
    <dc:creator>Martin Andersson</dc:creator>
    <meta:editing-duration>PT1H18M45S</meta:editing-duration>
    <meta:editing-cycles>4</meta:editing-cycles>
    <meta:generator>OpenOffice.org/3.3$Unix OpenOffice.org_project/330m20$Build-9567</meta:generator>
    <meta:document-statistic meta:table-count="14" meta:image-count="0" meta:object-count="0" meta:page-count="2" meta:paragraph-count="59" meta:word-count="114" meta:character-count="920"/>
  </office:meta>
</office:document-meta>
</file>